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998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PART.</text:p>
          </table:table-cell>
          <table:table-cell office:value-type="string" calcext:value-type="string">
            <text:p>BANC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DB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MDB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B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DO B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NA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L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2002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PART.</text:p>
          </table:table-cell>
          <table:table-cell office:value-type="string" calcext:value-type="string">
            <text:p>BANC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MDB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DB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PB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do B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NA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N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C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table table:name="2006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BANC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MDB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B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do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L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NA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B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doB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2010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BANC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DB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DB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do B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12" calcext:value-type="float">
            <text:p>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B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N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L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 do 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S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TB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L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table table:name="2014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BANC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DB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SDB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B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 do B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L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S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N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C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 do B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T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</table:table-row>
      </table:table>
      <table:table table:name="2018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Banc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L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B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DARIEDAD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OL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do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ANT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S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P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N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E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2022" table:style-name="ta1">
        <table:table-column table:style-name="co3" table:default-cell-style-name="Default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Federação/Partido</text:p>
          </table:table-cell>
          <table:table-cell office:value-type="string" calcext:value-type="string">
            <text:p>Bancad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VANT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B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VO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OTA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DT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D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S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B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C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D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ção PSDB - Cidadani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ção PSOL - REDE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deração PT - PCdoB - PV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B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ublicanos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lidariedade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ÃO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7:03:37.904805578</meta:creation-date>
    <dc:date>2023-10-04T17:18:01.187851313</dc:date>
    <meta:editing-duration>PT4M13S</meta:editing-duration>
    <meta:editing-cycles>1</meta:editing-cycles>
    <meta:document-statistic meta:table-count="7" meta:cell-count="4756" meta:object-count="0"/>
    <meta:generator>LibreOffice/7.3.7.2$Linux_X86_64 LibreOffice_project/30$Build-2</meta:generator>
  </office:meta>
</office:document-meta>
</file>